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5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0.2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8.75cm"/>
    </style:style>
    <style:style style:name="gr25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26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21409a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</text:span><text:span text:style-name="T1">ume</text:span><text:span text:style-name="T1">nt-</text:span><text:span text:style-name="T1">Neut</text:span><text:span text:style-name="T1">ral </text:span><text:span text:style-name="T1">Distr</text:span><text:span text:style-name="T1">ibute</text:span><text:span text:style-name="T1">d </text:span><text:span text:style-name="T1">Inter</text:span><text:span text:style-name="T1">face</text:span>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1"><text:span text:style-name="T2">Defines an XML protocol to connect a GUI client to instruments. Primarily used for astronomical work.</text:span></text:p>
              </text:list-item>
              <text:list-item>
                <text:p text:style-name="P1"><text:span text:style-name="T3">http://www.clearskyinstitute.com/INDI/INDI.pdf</text:span></text:p>
              </text:list-item>
              <text:list-item>
                <text:p text:style-name="P1"><text:span text:style-name="T2">The protocol defines the properties of the instrument. If the client is adaptable, it can potentially control any instrument.</text:span></text:p>
              </text:list-item>
              <text:list-item>
                <text:p text:style-name="P1"><text:span text:style-name="T2">My project Indiredis - to take the instrument data and set it into REDIS for a web client.</text:span></text:p>
              </text:list-item>
              <text:list-item>
                <text:p text:style-name="P1"><text:span text:style-name="T3">https://github.com/bernie-skipole/ind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mmunications</text:p>
          </draw:text-box>
        </draw:frame>
        <draw:custom-shape draw:style-name="gr2" draw:text-style-name="P3" draw:layer="layout" svg:width="4.2cm" svg:height="8cm" svg:x="11.6cm" svg:y="8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9.127cm">
          <draw:text-box>
            <text:p><text:span text:style-name="T4">Indiser</text:span><text:span text:style-name="T4">ver </text:span><text:span text:style-name="T4">(Availa</text:span><text:span text:style-name="T4">ble for </text:span><text:span text:style-name="T4">Linux)</text:span></text:p>
          </draw:text-box>
        </draw:frame>
        <draw:line draw:style-name="gr4" draw:text-style-name="P5" draw:layer="layout" svg:x1="15.8cm" svg:y1="9.2cm" svg:x2="22cm" svg:y2="9.2cm">
          <text:p/>
        </draw:line>
        <draw:custom-shape draw:style-name="gr5" draw:text-style-name="P3" draw:layer="layout" svg:width="4.2cm" svg:height="2.8cm" svg:x="22.2cm" svg:y="8.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8.562cm">
          <draw:text-box>
            <text:p><text:span text:style-name="T4">GUI </text:span><text:span text:style-name="T4">client</text:span></text:p>
          </draw:text-box>
        </draw:frame>
        <draw:custom-shape draw:style-name="gr7" draw:text-style-name="P3" draw:layer="layout" svg:width="4.6cm" svg:height="1.2cm" svg:x="5.6cm" svg:y="8.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8.4cm">
          <draw:text-box>
            <text:p><text:span text:style-name="T4">Driver</text:span></text:p>
          </draw:text-box>
        </draw:frame>
        <draw:line draw:style-name="gr4" draw:text-style-name="P5" draw:layer="layout" svg:x1="10.2cm" svg:y1="9cm" svg:x2="11.6cm" svg:y2="9cm">
          <text:p/>
        </draw:line>
        <draw:custom-shape draw:style-name="gr9" draw:text-style-name="P3" draw:layer="layout" svg:width="3.4cm" svg:height="3.2cm" svg:x="1.2cm" svg:y="7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8cm">
          <draw:text-box>
            <text:p><text:span text:style-name="T5">Instrum</text:span><text:span text:style-name="T5">ent</text:span></text:p>
          </draw:text-box>
        </draw:frame>
        <draw:line draw:style-name="gr4" draw:text-style-name="P5" draw:layer="layout" svg:x1="4.6cm" svg:y1="9cm" svg:x2="5.6cm" svg:y2="9cm">
          <text:p/>
        </draw:line>
        <draw:custom-shape draw:style-name="gr7" draw:text-style-name="P3" draw:layer="layout" svg:width="4.6cm" svg:height="1.2cm" svg:x="5.6cm" svg:y="11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8cm">
          <draw:text-box>
            <text:p><text:span text:style-name="T4">Driver</text:span></text:p>
          </draw:text-box>
        </draw:frame>
        <draw:line draw:style-name="gr4" draw:text-style-name="P5" draw:layer="layout" svg:x1="10.2cm" svg:y1="12.4cm" svg:x2="11.6cm" svg:y2="12.4cm">
          <text:p/>
        </draw:line>
        <draw:custom-shape draw:style-name="gr11" draw:text-style-name="P3" draw:layer="layout" svg:width="3.4cm" svg:height="3cm" svg:x="1.2cm" svg:y="1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2cm">
          <draw:text-box>
            <text:p><text:span text:style-name="T5">Instrum</text:span><text:span text:style-name="T5">ent</text:span></text:p>
          </draw:text-box>
        </draw:frame>
        <draw:line draw:style-name="gr4" draw:text-style-name="P5" draw:layer="layout" svg:x1="4.6cm" svg:y1="12.4cm" svg:x2="5.6cm" svg:y2="12.4cm">
          <text:p/>
        </draw:line>
        <draw:custom-shape draw:style-name="gr7" draw:text-style-name="P3" draw:layer="layout" svg:width="4.6cm" svg:height="1.2cm" svg:x="5.6cm" svg:y="14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8cm">
          <draw:text-box>
            <text:p><text:span text:style-name="T4">Driver</text:span></text:p>
          </draw:text-box>
        </draw:frame>
        <draw:line draw:style-name="gr4" draw:text-style-name="P5" draw:layer="layout" svg:x1="10.2cm" svg:y1="15.4cm" svg:x2="11.6cm" svg:y2="15.4cm">
          <text:p/>
        </draw:line>
        <draw:custom-shape draw:style-name="gr9" draw:text-style-name="P3" draw:layer="layout" svg:width="3.4cm" svg:height="3.2cm" svg:x="1.2cm" svg:y="14.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.6cm">
          <draw:text-box>
            <text:p><text:span text:style-name="T5">Instrum</text:span><text:span text:style-name="T5">ent</text:span></text:p>
          </draw:text-box>
        </draw:frame>
        <draw:line draw:style-name="gr4" draw:text-style-name="P5" draw:layer="layout" svg:x1="4.6cm" svg:y1="15.4cm" svg:x2="5.6cm" svg:y2="15.4cm">
          <text:p/>
        </draw:line>
        <draw:frame draw:style-name="gr12" draw:text-style-name="P4" draw:layer="layout" svg:width="6.6cm" svg:height="2.384cm" svg:x="5.4cm" svg:y="5cm">
          <draw:text-box>
            <text:p><text:span text:style-name="T4">Variou</text:span><text:span text:style-name="T4">s </text:span><text:span text:style-name="T4">drivers, </text:span><text:span text:style-name="T4">written </text:span><text:span text:style-name="T4">to </text:span><text:span text:style-name="T4">match </text:span><text:span text:style-name="T4">differe</text:span><text:span text:style-name="T4">nt </text:span><text:span text:style-name="T4">instrum</text:span><text:span text:style-name="T4">ents</text:span></text:p>
          </draw:text-box>
        </draw:frame>
        <draw:frame draw:style-name="gr12" draw:text-style-name="P4" draw:layer="layout" svg:width="4.8cm" svg:height="2.384cm" svg:x="14.4cm" svg:y="6.416cm">
          <draw:text-box>
            <text:p><text:span text:style-name="T4">IANA </text:span><text:span text:style-name="T4">assign</text:span><text:span text:style-name="T4">ed port </text:span><text:span text:style-name="T4">7624</text:span></text:p>
          </draw:text-box>
        </draw:frame>
        <draw:frame draw:style-name="gr8" draw:text-style-name="P4" draw:layer="layout" svg:width="4.6cm" svg:height="0.962cm" svg:x="16.6cm" svg:y="9.6cm">
          <draw:text-box>
            <text:p><text:span text:style-name="T4">XML </text:span><text:span text:style-name="T4">protoc</text:span><text:span text:style-name="T4">ol</text:span></text:p>
          </draw:text-box>
        </draw:frame>
        <draw:frame draw:style-name="gr13" draw:text-style-name="P7" draw:layer="layout" svg:width="5.8cm" svg:height="4.517cm" svg:x="21.4cm" svg:y="12.4cm">
          <draw:text-box>
            <text:p>Many GUI client programs are available, often integrated with planetarium applic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 </text:p>
          </draw:text-box>
        </draw:frame>
        <draw:custom-shape draw:style-name="gr2" draw:text-style-name="P3" draw:layer="layout" svg:width="4.2cm" svg:height="8cm" svg:x="11.6cm" svg:y="8.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11.8cm" svg:y="9.127cm">
          <draw:text-box>
            <text:p>Indiserver (Available for Linux)</text:p>
          </draw:text-box>
        </draw:frame>
        <draw:custom-shape draw:style-name="gr14" draw:text-style-name="P3" draw:layer="layout" svg:width="2.6cm" svg:height="2.8cm" svg:x="18.4cm" svg:y="11.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5.8cm" svg:y1="12.2cm" svg:x2="16.4cm" svg:y2="12.2cm">
          <text:p/>
        </draw:line>
        <draw:line draw:style-name="gr4" draw:text-style-name="P5" draw:layer="layout" svg:x1="21cm" svg:y1="11.6cm" svg:x2="22.2cm" svg:y2="10.4cm">
          <text:p/>
        </draw:line>
        <draw:custom-shape draw:style-name="gr15" draw:text-style-name="P3" draw:layer="layout" svg:width="4.2cm" svg:height="1.8cm" svg:x="22.2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2.2cm" svg:y="9.259cm">
          <draw:text-box>
            <text:p>Web app</text:p>
          </draw:text-box>
        </draw:frame>
        <draw:custom-shape draw:style-name="gr7" draw:text-style-name="P3" draw:layer="layout" svg:width="4.6cm" svg:height="1.2cm" svg:x="5.6cm" svg:y="8.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8cm" svg:y="8.4cm">
          <draw:text-box>
            <text:p>Driver</text:p>
          </draw:text-box>
        </draw:frame>
        <draw:line draw:style-name="gr4" draw:text-style-name="P5" draw:layer="layout" svg:x1="10.2cm" svg:y1="9cm" svg:x2="11.6cm" svg:y2="9cm">
          <text:p/>
        </draw:line>
        <draw:custom-shape draw:style-name="gr9" draw:text-style-name="P3" draw:layer="layout" svg:width="3.4cm" svg:height="3.2cm" svg:x="1.2cm" svg:y="7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8cm">
          <draw:text-box>
            <text:p><text:span text:style-name="T5">Instrum</text:span><text:span text:style-name="T5">ent</text:span></text:p>
          </draw:text-box>
        </draw:frame>
        <draw:line draw:style-name="gr4" draw:text-style-name="P5" draw:layer="layout" svg:x1="4.6cm" svg:y1="9cm" svg:x2="5.6cm" svg:y2="9cm">
          <text:p/>
        </draw:line>
        <draw:custom-shape draw:style-name="gr7" draw:text-style-name="P3" draw:layer="layout" svg:width="4.6cm" svg:height="1.2cm" svg:x="5.6cm" svg:y="11.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8cm" svg:y="11.8cm">
          <draw:text-box>
            <text:p>Driver</text:p>
          </draw:text-box>
        </draw:frame>
        <draw:line draw:style-name="gr4" draw:text-style-name="P5" draw:layer="layout" svg:x1="10.2cm" svg:y1="12.4cm" svg:x2="11.6cm" svg:y2="12.4cm">
          <text:p/>
        </draw:line>
        <draw:custom-shape draw:style-name="gr11" draw:text-style-name="P3" draw:layer="layout" svg:width="3.4cm" svg:height="3cm" svg:x="1.2cm" svg:y="1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2cm">
          <draw:text-box>
            <text:p><text:span text:style-name="T5">Instrum</text:span><text:span text:style-name="T5">ent</text:span></text:p>
          </draw:text-box>
        </draw:frame>
        <draw:line draw:style-name="gr4" draw:text-style-name="P5" draw:layer="layout" svg:x1="4.6cm" svg:y1="12.4cm" svg:x2="5.6cm" svg:y2="12.4cm">
          <text:p/>
        </draw:line>
        <draw:custom-shape draw:style-name="gr7" draw:text-style-name="P3" draw:layer="layout" svg:width="4.6cm" svg:height="1.2cm" svg:x="5.6cm" svg:y="14.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8cm" svg:y="14.8cm">
          <draw:text-box>
            <text:p>Driver</text:p>
          </draw:text-box>
        </draw:frame>
        <draw:line draw:style-name="gr4" draw:text-style-name="P5" draw:layer="layout" svg:x1="10.2cm" svg:y1="15.4cm" svg:x2="11.6cm" svg:y2="15.4cm">
          <text:p/>
        </draw:line>
        <draw:custom-shape draw:style-name="gr9" draw:text-style-name="P3" draw:layer="layout" svg:width="3.4cm" svg:height="3.2cm" svg:x="1.2cm" svg:y="14.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.6cm">
          <draw:text-box>
            <text:p><text:span text:style-name="T5">Instrum</text:span><text:span text:style-name="T5">ent</text:span></text:p>
          </draw:text-box>
        </draw:frame>
        <draw:line draw:style-name="gr4" draw:text-style-name="P5" draw:layer="layout" svg:x1="4.6cm" svg:y1="15.4cm" svg:x2="5.6cm" svg:y2="15.4cm">
          <text:p/>
        </draw:line>
        <draw:frame draw:style-name="gr12" draw:text-style-name="P7" draw:layer="layout" svg:width="6.6cm" svg:height="2.384cm" svg:x="5.4cm" svg:y="5cm">
          <draw:text-box>
            <text:p>Various drivers, written to match different instruments</text:p>
          </draw:text-box>
        </draw:frame>
        <draw:frame draw:style-name="gr12" draw:text-style-name="P7" draw:layer="layout" svg:width="4.8cm" svg:height="2.384cm" svg:x="14.4cm" svg:y="6.416cm">
          <draw:text-box>
            <text:p>IANA assigned port 7624</text:p>
          </draw:text-box>
        </draw:frame>
        <draw:custom-shape draw:style-name="gr15" draw:text-style-name="P3" draw:layer="layout" svg:width="4.2cm" svg:height="1.8cm" svg:x="22.2cm" svg:y="11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2.2cm" svg:y="9.259cm">
          <draw:text-box>
            <text:p>Web </text:p>
          </draw:text-box>
        </draw:frame>
        <draw:frame draw:style-name="gr8" draw:text-style-name="P7" draw:layer="layout" svg:width="3.8cm" svg:height="0.962cm" svg:x="22.4cm" svg:y="12cm">
          <draw:text-box>
            <text:p>Web app</text:p>
          </draw:text-box>
        </draw:frame>
        <draw:custom-shape draw:style-name="gr15" draw:text-style-name="P3" draw:layer="layout" svg:width="4.2cm" svg:height="1.8cm" svg:x="22.2cm" svg:y="14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2.4cm" svg:y="15cm">
          <draw:text-box>
            <text:p>Web app</text:p>
          </draw:text-box>
        </draw:frame>
        <draw:line draw:style-name="gr4" draw:text-style-name="P5" draw:layer="layout" svg:x1="21cm" svg:y1="12.6cm" svg:x2="22.2cm" svg:y2="12.6cm">
          <text:p/>
        </draw:line>
        <draw:line draw:style-name="gr4" draw:text-style-name="P5" draw:layer="layout" svg:x1="21cm" svg:y1="13.4cm" svg:x2="22.2cm" svg:y2="15.2cm">
          <text:p/>
        </draw:line>
        <draw:frame draw:style-name="gr16" draw:text-style-name="P7" draw:layer="layout" svg:width="5.4cm" svg:height="3.806cm" svg:x="17.692cm" svg:y="2.389cm">
          <draw:text-box>
            <text:p>Web apps are multi-process and do not store state, so require a database</text:p>
          </draw:text-box>
        </draw:frame>
        <draw:custom-shape draw:style-name="gr17" draw:text-style-name="P3" draw:layer="layout" svg:width="1.4cm" svg:height="2cm" svg:x="16.4cm" svg:y="11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7.8cm" svg:y1="12.2cm" svg:x2="18.4cm" svg:y2="12.2cm">
          <text:p/>
        </draw:line>
        <draw:line draw:style-name="gr18" draw:text-style-name="P5" draw:layer="layout" svg:x1="17cm" svg:y1="12.2cm" svg:x2="16.2cm" svg:y2="17.927cm">
          <text:p/>
        </draw:line>
        <draw:frame draw:style-name="gr19" draw:text-style-name="P7" draw:layer="layout" svg:width="7.208cm" svg:height="1.673cm" svg:x="12.4cm" svg:y="17.927cm">
          <draw:text-box>
            <text:p>Python function</text:p>
            <text:p>Indiredis.inditoredis()</text:p>
          </draw:text-box>
        </draw:frame>
        <draw:frame draw:style-name="gr20" draw:text-style-name="P7" draw:layer="layout" svg:width="5.6cm" svg:height="2cm" svg:x="21.4cm" svg:y="6.4cm">
          <draw:text-box>
            <text:p>Python module</text:p>
            <text:p>indiredis.indiwsgi</text:p>
          </draw:text-box>
        </draw:frame>
        <draw:line draw:style-name="gr18" draw:text-style-name="P5" draw:layer="layout" svg:x1="24cm" svg:y1="8.2cm" svg:x2="24cm" svg:y2="8.8cm">
          <text:p/>
        </draw:line>
        <draw:line draw:style-name="gr18" draw:text-style-name="P5" draw:layer="layout" svg:x1="19.6cm" svg:y1="6.195cm" svg:x2="19.6cm" svg:y2="11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Python has libraries to parse xml, and to communicate to redis, and to create web services.</text:p>
              </text:list-item>
              <text:list-item>
                <text:p>Main task to understand the XML protocol spec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1" draw:text-style-name="P9" draw:layer="layout" svg:width="11.6cm" svg:height="3.8cm" svg:x="3.2cm" svg:y="0.8cm">
          <draw:text-box>
            <text:p><text:span text:style-name="T6">&lt;!</text:span><text:span text:style-name="T6">ELEMEN</text:span><text:span text:style-name="T6">T </text:span><text:span text:style-name="T6">getPrope</text:span><text:span text:style-name="T6">rties </text:span><text:span text:style-name="T6">EMPTY </text:span><text:span text:style-name="T6">&gt;</text:span></text:p>
            <text:p><text:span text:style-name="T6">&lt;!</text:span><text:span text:style-name="T6">ATTLIST </text:span><text:span text:style-name="T6">getPrope</text:span><text:span text:style-name="T6">rties</text:span></text:p>
            <text:p><text:span text:style-name="T6"><text:s text:c="15"/></text:span><text:span text:style-name="T6"><text:s text:c="3"/></text:span><text:span text:style-name="T6">version </text:span><text:span text:style-name="T6">%nameV</text:span><text:span text:style-name="T6">alue; </text:span><text:span text:style-name="T6">#REQUI</text:span><text:span text:style-name="T6">RED</text:span></text:p>
            <text:p><text:span text:style-name="T6"><text:s text:c="15"/></text:span><text:span text:style-name="T6"><text:s text:c="3"/></text:span><text:span text:style-name="T6">device </text:span><text:span text:style-name="T6">%nameV</text:span><text:span text:style-name="T6">alue; </text:span><text:span text:style-name="T6">#IMPLIE</text:span><text:span text:style-name="T6">D</text:span></text:p>
            <text:p><text:span text:style-name="T6"><text:s text:c="15"/></text:span><text:span text:style-name="T6"><text:s text:c="3"/></text:span><text:span text:style-name="T6">name </text:span><text:span text:style-name="T6">%nameV</text:span><text:span text:style-name="T6">alue; </text:span><text:span text:style-name="T6">#IMPLIE</text:span><text:span text:style-name="T6">D&gt;</text:span></text:p>
          </draw:text-box>
        </draw:frame>
        <draw:frame draw:style-name="gr22" draw:text-style-name="P9" draw:layer="layout" svg:width="13.2cm" svg:height="6.8cm" svg:x="3.6cm" svg:y="5.4cm">
          <draw:text-box>
            <text:p><text:span text:style-name="T6">&lt;!</text:span><text:span text:style-name="T6">ELEMEN</text:span><text:span text:style-name="T6">T </text:span><text:span text:style-name="T6">defNumb</text:span><text:span text:style-name="T6">erVector </text:span><text:span text:style-name="T6">(defNum</text:span><text:span text:style-name="T6">ber+) &gt;</text:span></text:p>
            <text:p><text:span text:style-name="T6">&lt;!</text:span><text:span text:style-name="T6">ATTLIST </text:span><text:span text:style-name="T6">defNumb</text:span><text:span text:style-name="T6">erVector</text:span></text:p>
            <text:p><text:span text:style-name="T6"><text:s text:c="15"/></text:span><text:span text:style-name="T6"><text:s text:c="2"/></text:span><text:span text:style-name="T6">device </text:span><text:span text:style-name="T6">%nameV</text:span><text:span text:style-name="T6">alue; </text:span><text:span text:style-name="T6">#REQUI</text:span><text:span text:style-name="T6">RED</text:span></text:p>
            <text:p><text:span text:style-name="T6"><text:s text:c="15"/></text:span><text:span text:style-name="T6"><text:s text:c="2"/></text:span><text:span text:style-name="T6">name </text:span><text:span text:style-name="T6">%nameV</text:span><text:span text:style-name="T6">alue; </text:span><text:span text:style-name="T6">#REQUI</text:span><text:span text:style-name="T6">RED</text:span></text:p>
            <text:p><text:span text:style-name="T6"><text:s text:c="15"/></text:span><text:span text:style-name="T6"><text:s text:c="2"/></text:span><text:span text:style-name="T6">label </text:span><text:span text:style-name="T6">%labelVa</text:span><text:span text:style-name="T6">lue; </text:span><text:span text:style-name="T6">#IMPLIE</text:span><text:span text:style-name="T6">D</text:span></text:p>
            <text:p><text:span text:style-name="T6"><text:s text:c="15"/></text:span><text:span text:style-name="T6"><text:s text:c="2"/></text:span><text:span text:style-name="T6">group </text:span><text:span text:style-name="T6">%groupT</text:span><text:span text:style-name="T6">ag; </text:span><text:span text:style-name="T6">#IMPLIE</text:span><text:span text:style-name="T6">D</text:span></text:p>
            <text:p><text:span text:style-name="T6"><text:s text:c="15"/></text:span><text:span text:style-name="T6"><text:s text:c="2"/></text:span><text:span text:style-name="T6">state </text:span><text:span text:style-name="T6">%propert</text:span><text:span text:style-name="T6">yState; </text:span><text:span text:style-name="T6">#REQUI</text:span><text:span text:style-name="T6">RED</text:span></text:p>
            <text:p><text:span text:style-name="T6"><text:s text:c="15"/></text:span><text:span text:style-name="T6"><text:s text:c="2"/></text:span><text:span text:style-name="T6">perm </text:span><text:span text:style-name="T6">%propert</text:span><text:span text:style-name="T6">yPerm; </text:span><text:span text:style-name="T6">#REQUI</text:span><text:span text:style-name="T6">RED</text:span></text:p>
            <text:p><text:span text:style-name="T6"><text:s text:c="15"/></text:span><text:span text:style-name="T6"><text:s text:c="2"/></text:span><text:span text:style-name="T6">timeout </text:span><text:span text:style-name="T6">%number</text:span><text:span text:style-name="T6">Value; </text:span><text:span text:style-name="T6">#IMPLIE</text:span><text:span text:style-name="T6">D</text:span></text:p>
            <text:p><text:span text:style-name="T6"><text:s text:c="15"/></text:span><text:span text:style-name="T6"><text:s text:c="2"/></text:span><text:span text:style-name="T6">timestam</text:span><text:span text:style-name="T6">p </text:span><text:span text:style-name="T6">%timeVal</text:span><text:span text:style-name="T6">ue </text:span><text:span text:style-name="T6">#IMPLIE</text:span><text:span text:style-name="T6">D</text:span></text:p>
            <text:p><text:span text:style-name="T6"><text:s text:c="15"/></text:span><text:span text:style-name="T6"><text:s text:c="2"/></text:span><text:span text:style-name="T6">message </text:span><text:span text:style-name="T6">%textVal</text:span><text:span text:style-name="T6">ue </text:span><text:span text:style-name="T6">#IMPLIE</text:span><text:span text:style-name="T6">D&gt;</text:span></text:p>
          </draw:text-box>
        </draw:frame>
        <draw:frame draw:style-name="gr23" draw:text-style-name="P9" draw:layer="layout" svg:width="18.6cm" svg:height="4.691cm" svg:x="3.4cm" svg:y="13cm">
          <draw:text-box>
            <text:p><text:span text:style-name="T6">&lt;!</text:span><text:span text:style-name="T6">ELEMEN</text:span><text:span text:style-name="T6">T </text:span><text:span text:style-name="T6">defNumb</text:span><text:span text:style-name="T6">er </text:span><text:span text:style-name="T6">%number</text:span><text:span text:style-name="T6">Value &gt;</text:span></text:p>
            <text:p><text:span text:style-name="T6">&lt;!</text:span><text:span text:style-name="T6">ATTLIST </text:span><text:span text:style-name="T6">defNumb</text:span><text:span text:style-name="T6">er</text:span></text:p>
            <text:p><text:span text:style-name="T6"><text:s text:c="15"/></text:span><text:span text:style-name="T6"><text:s text:c="3"/></text:span><text:span text:style-name="T6">name </text:span><text:span text:style-name="T6">%nameV</text:span><text:span text:style-name="T6">alue; </text:span><text:span text:style-name="T6">#REQUI</text:span><text:span text:style-name="T6">RED</text:span></text:p>
            <text:p><text:span text:style-name="T6"><text:s text:c="15"/></text:span><text:span text:style-name="T6"><text:s text:c="3"/></text:span><text:span text:style-name="T6">label </text:span><text:span text:style-name="T6">%labelVa</text:span><text:span text:style-name="T6">lue; </text:span><text:span text:style-name="T6">#IMPLIE</text:span><text:span text:style-name="T6">D</text:span></text:p>
            <text:p><text:span text:style-name="T6"><text:s text:c="15"/></text:span><text:span text:style-name="T6"><text:s text:c="3"/></text:span><text:span text:style-name="T6">format </text:span><text:span text:style-name="T6">%number</text:span><text:span text:style-name="T6">Format; </text:span><text:span text:style-name="T6">#REQUI</text:span><text:span text:style-name="T6">RED</text:span></text:p>
            <text:p><text:span text:style-name="T6"><text:s text:c="15"/></text:span><text:span text:style-name="T6"><text:s text:c="3"/></text:span><text:span text:style-name="T6">min </text:span><text:span text:style-name="T6">%number</text:span><text:span text:style-name="T6">Value; </text:span><text:span text:style-name="T6">#REQUI</text:span><text:span text:style-name="T6">RED</text:span></text:p>
            <text:p><text:span text:style-name="T6"><text:s text:c="15"/></text:span><text:span text:style-name="T6"><text:s text:c="3"/></text:span><text:span text:style-name="T6">max </text:span><text:span text:style-name="T6">%number</text:span><text:span text:style-name="T6">Value; </text:span><text:span text:style-name="T6">#REQUI</text:span><text:span text:style-name="T6">RED</text:span></text:p>
            <text:p><text:span text:style-name="T6"><text:s text:c="15"/></text:span><text:span text:style-name="T6"><text:s text:c="2"/></text:span><text:span text:style-name="T6">step </text:span><text:span text:style-name="T6">%number</text:span><text:span text:style-name="T6">Value; </text:span><text:span text:style-name="T6">#REQUI</text:span><text:span text:style-name="T6">RED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4" draw:text-style-name="P7" draw:layer="layout" svg:width="22.8cm" svg:height="19cm" svg:x="4.4cm" svg:y="0.8cm">
          <draw:text-box>
            <text:p>Different vectors:</text:p>
            <text:p/>
            <text:p><text:s text:c="7"/>NumberVector</text:p>
            <text:p/>
            <text:p><text:s text:c="8"/>TextVector</text:p>
            <text:p/>
            <text:p><text:s text:c="8"/>SwitchVector</text:p>
            <text:p/>
            <text:p><text:s text:c="9"/>LightVector</text:p>
            <text:p/>
            <text:p><text:s text:c="9"/>BlobVector</text:p>
            <text:p/>
            <text:p/>
            <text:p>End result is any format of data can be transmitted between the instrument and the client.</text:p>
            <text:p/>
            <text:p>Work so far – all vectors largely implemented except Blobs,</text:p>
            <text:p><text:s text:c="12"/><text:s text:c="10"/>Numbers working – but not yet limited for min, max, step</text:p>
            <text:p><text:s text:c="12"/><text:s text:c="10"/>Some odd cases not yet done,</text:p>
            <text:p><text:s text:c="12"/><text:s text:c="12"/><text:s text:c="4"/>i.e. Write only numbers</text:p>
            <text:p><text:s text:c="12"/><text:s text:c="10"/>Working with simulated instruments, but not yet</text:p>
            <text:p><text:s text:c="12"/><text:s text:c="10"/>with real instruments.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25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15" draw:text-style-name="P3" draw:layer="layout" svg:width="4.2cm" svg:height="1.8cm" svg:x="21.902cm" svg:y="6.1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902cm" svg:y="6.381cm">
          <draw:text-box>
            <text:p>Web app</text:p>
          </draw:text-box>
        </draw:fram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custom-shape draw:style-name="gr15" draw:text-style-name="P3" draw:layer="layout" svg:width="4.2cm" svg:height="1.8cm" svg:x="21.902cm" svg:y="8.7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902cm" svg:y="6.381cm">
          <draw:text-box>
            <text:p>Web </text:p>
          </draw:text-box>
        </draw:frame>
        <draw:frame draw:style-name="gr8" draw:text-style-name="P7" draw:layer="layout" svg:width="3.8cm" svg:height="0.962cm" svg:x="22.102cm" svg:y="9.122cm">
          <draw:text-box>
            <text:p>Web app</text:p>
          </draw:text-box>
        </draw:frame>
        <draw:custom-shape draw:style-name="gr15" draw:text-style-name="P3" draw:layer="layout" svg:width="4.2cm" svg:height="1.8cm" svg:x="21.902cm" svg:y="11.7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2.102cm" svg:y="12.122cm">
          <draw:text-box>
            <text:p>Web app</text:p>
          </draw:text-box>
        </draw:fram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26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13" draw:text-style-name="P7" draw:layer="layout" svg:width="3.4cm" svg:height="1.673cm" svg:x="12.902cm" svg:y="4.722cm">
          <draw:text-box>
            <text:p>MQTT Server</text:p>
          </draw:text-box>
        </draw:frame>
        <draw:frame draw:style-name="gr13" draw:text-style-name="P7" draw:layer="layout" svg:width="13.8cm" svg:height="1.673cm" svg:x="10cm" svg:y="0.836cm">
          <draw:text-box>
            <text:p>Included an option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7" draw:text-style-name="P3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5" draw:layer="layout" svg:x1="13.502cm" svg:y1="10.522cm" svg:x2="11.302cm" svg:y2="16.122cm">
          <text:p/>
        </draw:line>
        <draw:custom-shape draw:style-name="gr17" draw:text-style-name="P3" draw:layer="layout" svg:width="1.4cm" svg:height="2cm" svg:x="14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6.302cm" svg:y1="10.322cm" svg:x2="16.902cm" svg:y2="10.322cm">
          <text:p/>
        </draw:line>
        <draw:line draw:style-name="gr18" draw:text-style-name="P5" draw:layer="layout" svg:x1="15.502cm" svg:y1="10.322cm" svg:x2="17.102cm" svg:y2="15.922cm">
          <text:p/>
        </draw:line>
        <draw:line draw:style-name="gr4" draw:text-style-name="P5" draw:layer="layout" svg:x1="15.502cm" svg:y1="7.922cm" svg:x2="15.502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0" draw:layer="layout" svg:width="24cm" svg:height="12.18cm" svg:x="2cm" svg:y="6cm" presentation:class="outline">
          <draw:text-box>
            <text:list text:style-name="L2">
              <text:list-item>
                <text:p text:style-name="P10"><text:span text:style-name="T7">Web application, served by any wsgi web server.</text:span></text:p>
              </text:list-item>
              <text:list-item>
                <text:p text:style-name="P10"><text:span text:style-name="T7">Reads and writes data to redis.</text:span></text:p>
              </text:list-item>
              <text:list-item>
                <text:p text:style-name="P10"><text:span text:style-name="T7">Very general application, knows nothing about the </text:span><text:span text:style-name="T7">attached instruments, but ‘learns’ and displays properties </text:span><text:span text:style-name="T7">from the data stored in redis.</text:span></text:p>
              </text:list-item>
              <text:list-item>
                <text:p text:style-name="P10"><text:span text:style-name="T7">Precursor to ‘better looking’ apps that have some </text:span><text:span text:style-name="T7">knowledge of the attached instrumen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1H2M11S</meta:editing-duration>
    <meta:editing-cycles>11</meta:editing-cycles>
    <meta:generator>LibreOffice/6.0.7.3$Linux_X86_64 LibreOffice_project/00m0$Build-3</meta:generator>
    <dc:title>Impress</dc:title>
    <dc:date>2020-09-03T20:40:44.702202464</dc:date>
    <meta:document-statistic meta:object-count="167"/>
  </office:meta>
</office:document-meta>
</file>